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draw:fill="gradient" draw:fill-gradient-name="Gradient_20_17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fill="gradient" draw:fill-gradient-name="Gradient_20_13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draw:fill="gradient" draw:fill-gradient-name="Gradient_20_16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gradient" draw:fill-gradient-name="Gradient_20_15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5cm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43cm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5cm"/>
    </style:style>
    <style:style style:name="pr1" style:family="presentation" style:parent-style-name="標準-notes">
      <style:graphic-properties draw:fill-color="#ffffff" draw:auto-grow-height="true" fo:min-height="13.364cm"/>
    </style:style>
    <style:style style:name="pr2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Adobe Gothic Std'" style:font-family-generic="swiss" style:font-pitch="variable"/>
    </style:style>
    <style:style style:name="P3" style:family="paragraph">
      <style:paragraph-properties fo:text-align="center"/>
      <style:text-properties fo:font-family="'Adobe Gothic Std'" style:font-family-generic="swiss" style:font-pitch="variable" fo:font-size="28pt" style:font-size-asian="28pt" style:font-size-complex="28pt"/>
    </style:style>
    <style:style style:name="P4" style:family="paragraph">
      <style:paragraph-properties fo:text-align="center"/>
      <style:text-properties fo:font-family="'Adobe Gothic Std'" style:font-family-generic="swiss" style:font-pitch="variable" fo:font-size="18pt"/>
    </style:style>
    <style:style style:name="P5" style:family="paragraph">
      <style:paragraph-properties fo:text-align="center"/>
      <style:text-properties fo:font-family="'Adobe Gothic Std'" style:font-family-generic="swiss" style:font-pitch="variable" fo:font-size="14pt" style:font-size-asian="14pt" style:font-size-complex="14pt"/>
    </style:style>
    <style:style style:name="P6" style:family="paragraph">
      <style:text-properties style:font-size-asian="20pt"/>
    </style:style>
    <style:style style:name="T1" style:family="text">
      <style:text-properties fo:font-family="'Adobe Gothic Std'" style:font-family-generic="swiss" style:font-pitch="variable"/>
    </style:style>
    <style:style style:name="T2" style:family="text">
      <style:text-properties fo:font-family="'Adobe Gothic Std'" style:font-family-generic="swiss" style:font-pitch="variable" fo:font-size="28pt" style:font-size-asian="28pt" style:font-size-complex="28pt"/>
    </style:style>
    <style:style style:name="T3" style:family="text">
      <style:text-properties fo:font-family="'Adobe Gothic Std'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1" draw:layer="layout" svg:width="26.6cm" svg:height="11.6cm" svg:x="0.6cm" svg:y="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9cm" svg:height="3.2cm" svg:x="1.2cm" svg:y="7.1cm">
          <text:p text:style-name="P2"><text:span text:style-name="T1">test.html.t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9cm" svg:height="3.2cm" svg:x="9.4cm" svg:y="1.4cm">
          <text:p text:style-name="P2"><text:span text:style-name="T1">test_sub.ht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9cm" svg:height="3.2cm" svg:x="17.6cm" svg:y="7.1cm">
          <text:p text:style-name="P2"><text:span text:style-name="T1">test.ht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2" draw:id="id2" draw:layer="layout" svg:width="5.4cm" svg:height="2.2cm" svg:x="11.2cm" svg:y="7.6cm">
          <text:p text:style-name="P3"><text:span text:style-name="T2">ti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0.2cm" svg:y1="8.7cm" svg:x2="11.2cm" svg:y2="8.7cm" draw:start-shape="id1" draw:start-glue-point="1" draw:end-shape="id2" draw:end-glue-point="6" svg:d="M10200 8700h1000">
          <text:p/>
        </draw:connector>
        <draw:connector draw:style-name="gr5" draw:text-style-name="P1" draw:layer="layout" svg:x1="16.6cm" svg:y1="8.7cm" svg:x2="17.6cm" svg:y2="8.7cm" draw:start-shape="id2" draw:start-glue-point="10" draw:end-shape="id3" draw:end-glue-point="3" svg:d="M16600 8700h1000">
          <text:p/>
        </draw:connector>
        <draw:connector draw:style-name="gr5" draw:text-style-name="P1" draw:layer="layout" svg:x1="13.9cm" svg:y1="4.6cm" svg:x2="13.9cm" svg:y2="7.6cm" draw:start-shape="id4" draw:start-glue-point="2" draw:end-shape="id2" draw:end-glue-point="4" svg:d="M13900 4600v3000">
          <text:p/>
        </draw:connector>
        <draw:frame draw:style-name="gr6" draw:text-style-name="P2" draw:layer="layout" svg:width="4.4cm" svg:height="1.4cm" svg:x="13.4cm" svg:y="5.2cm">
          <draw:text-box>
            <text:p text:style-name="P2"><text:span text:style-name="T1">Reference</text:span></text:p>
          </draw:text-box>
        </draw:frame>
        <draw:frame draw:style-name="gr6" draw:text-style-name="P2" draw:layer="layout" svg:width="4.4cm" svg:height="1.4cm" svg:x="9cm" svg:y="9.4cm">
          <draw:text-box>
            <text:p text:style-name="P2"><text:span text:style-name="T1">Input</text:span></text:p>
          </draw:text-box>
        </draw:frame>
        <draw:frame draw:style-name="gr6" draw:text-style-name="P2" draw:layer="layout" svg:width="4.4cm" svg:height="1.4cm" svg:x="14.3cm" svg:y="9.4cm">
          <draw:text-box>
            <text:p text:style-name="P2"><text:span text:style-name="T1">Output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custom-shape draw:style-name="gr1" draw:text-style-name="P1" draw:layer="layout" svg:width="26.6cm" svg:height="11.6cm" svg:x="0.6cm" svg:y="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9cm" svg:height="3.2cm" svg:x="1.2cm" svg:y="2.6cm">
          <text:p text:style-name="P2"><text:span text:style-name="T1">test.html.t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0.2cm" svg:y1="4.2cm" svg:x2="11.5cm" svg:y2="6.1cm" draw:start-shape="id5" draw:start-glue-point="1" draw:end-shape="id6" draw:end-glue-point="6" svg:d="M10200 4200h651v1900h649">
          <text:p/>
        </draw:connector>
        <draw:frame draw:style-name="gr6" draw:text-style-name="P2" draw:layer="layout" svg:width="4.4cm" svg:height="1.4cm" svg:x="9.6cm" svg:y="7cm">
          <draw:text-box>
            <text:p text:style-name="P2"><text:span text:style-name="T1">Parse</text:span></text:p>
          </draw:text-box>
        </draw:frame>
        <draw:frame draw:style-name="gr6" draw:text-style-name="P2" draw:layer="layout" svg:width="4.4cm" svg:height="1.4cm" svg:x="14.5cm" svg:y="7cm">
          <draw:text-box>
            <text:p text:style-name="P2"><text:span text:style-name="T1">Output</text:span></text:p>
          </draw:text-box>
        </draw:frame>
        <draw:custom-shape draw:style-name="gr4" draw:text-style-name="P3" xml:id="id6" draw:id="id6" draw:layer="layout" svg:width="5.4cm" svg:height="2.2cm" svg:x="11.5cm" svg:y="5cm">
          <text:p text:style-name="P3"><text:span text:style-name="T2">tir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9cm" svg:height="3.2cm" svg:x="1.2cm" svg:y="6.4cm">
          <text:p text:style-name="P2"><text:span text:style-name="T1">sub/sub.html.t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8" draw:id="id8" draw:layer="layout" svg:width="9cm" svg:height="3.2cm" svg:x="17.8cm" svg:y="4.5cm">
          <text:p text:style-name="P2"><text:span text:style-name="T1">Make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0.2cm" svg:y1="8cm" svg:x2="11.5cm" svg:y2="6.1cm" draw:start-shape="id7" draw:start-glue-point="1" draw:end-shape="id6" draw:end-glue-point="6" svg:d="M10200 8000h651v-1900h649">
          <text:p/>
        </draw:connector>
        <draw:connector draw:style-name="gr5" draw:text-style-name="P1" draw:layer="layout" svg:x1="16.9cm" svg:y1="6.1cm" svg:x2="17.8cm" svg:y2="6.1cm" draw:start-shape="id6" draw:start-glue-point="10" draw:end-shape="id8" draw:end-glue-point="3" svg:d="M16900 6100h900">
          <text:p/>
        </draw:connector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custom-shape draw:style-name="gr1" draw:text-style-name="P1" draw:layer="layout" svg:width="26.6cm" svg:height="11.6cm" svg:x="0.6cm" svg:y="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14" draw:id="id14" draw:layer="layout" svg:width="9cm" svg:height="1.8cm" svg:x="17.2cm" svg:y="5.2cm">
          <text:p text:style-name="P4"><text:span text:style-name="T1">test_sub.ht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6" draw:id="id16" draw:layer="layout" svg:width="9cm" svg:height="1.8cm" svg:x="17.4cm" svg:y="9.6cm">
          <text:p text:style-name="P4"><text:span text:style-name="T1">test.ht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0" draw:id="id10" draw:layer="layout" svg:width="5.4cm" svg:height="2.2cm" svg:x="8.6cm" svg:y="3.1cm">
          <text:p text:style-name="P3"><text:span text:style-name="T2">ti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4.4cm" svg:height="1.3cm" svg:x="10.2cm" svg:y="1.6cm">
          <draw:text-box>
            <text:p text:style-name="P5"><text:span text:style-name="T1">Reference</text:span></text:p>
          </draw:text-box>
        </draw:frame>
        <draw:frame draw:style-name="gr10" draw:text-style-name="P5" draw:layer="layout" svg:width="2.8cm" svg:height="1.093cm" svg:x="14.2cm" svg:y="3.107cm">
          <draw:text-box>
            <text:p text:style-name="P5"><text:span text:style-name="T3">Input</text:span></text:p>
          </draw:text-box>
        </draw:frame>
        <draw:frame draw:style-name="gr11" draw:text-style-name="P5" draw:layer="layout" svg:width="2.8cm" svg:height="1cm" svg:x="13.2cm" svg:y="4.8cm">
          <draw:text-box>
            <text:p text:style-name="P5"><text:span text:style-name="T3">Output</text:span></text:p>
          </draw:text-box>
        </draw:frame>
        <draw:custom-shape draw:style-name="gr3" draw:text-style-name="P4" xml:id="id12" draw:id="id12" draw:layer="layout" svg:width="9cm" svg:height="1.8cm" svg:x="17.2cm" svg:y="1.2cm">
          <text:p text:style-name="P4"><text:span text:style-name="T1">sub/hey.ht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9" draw:id="id9" draw:layer="layout" svg:width="5.4cm" svg:height="2.2cm" svg:x="1.5cm" svg:y="5.6cm">
          <text:p text:style-name="P3"><text:span text:style-name="T2">mak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7" draw:id="id17" draw:layer="layout" svg:width="9cm" svg:height="1.8cm" svg:x="1.2cm" svg:y="1.2cm">
          <text:p text:style-name="P4"><text:span text:style-name="T1">Make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1" draw:id="id11" draw:layer="layout" svg:width="5.4cm" svg:height="2.2cm" svg:x="8.6cm" svg:y="7.3cm">
          <text:p text:style-name="P3"><text:span text:style-name="T2">ti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3" draw:id="id13" draw:layer="layout" svg:width="9cm" svg:height="1.694cm" svg:x="17.2cm" svg:y="3.306cm">
          <text:p text:style-name="P4"><text:span text:style-name="T1">sub/sub.html.t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5" draw:id="id15" draw:layer="layout" svg:width="9cm" svg:height="1.7cm" svg:x="17.3cm" svg:y="7.5cm">
          <text:p text:style-name="P4"><text:span text:style-name="T1">test.html.t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6.9cm" svg:y1="6.7cm" svg:x2="8.6cm" svg:y2="4.2cm" draw:start-shape="id9" draw:start-glue-point="10" draw:end-shape="id10" draw:end-glue-point="6" svg:d="M6900 6700h850v-2500h850">
          <text:p/>
        </draw:connector>
        <draw:connector draw:style-name="gr5" draw:text-style-name="P1" draw:layer="layout" svg:x1="6.9cm" svg:y1="6.7cm" svg:x2="8.6cm" svg:y2="8.4cm" draw:start-shape="id9" draw:start-glue-point="10" draw:end-shape="id11" draw:end-glue-point="6" svg:d="M6900 6700h850v1700h850">
          <text:p/>
        </draw:connector>
        <draw:connector draw:style-name="gr5" draw:text-style-name="P1" draw:layer="layout" draw:type="line" svg:x1="17.2cm" svg:y1="2.1cm" svg:x2="11.3cm" svg:y2="3.1cm" draw:start-shape="id12" draw:start-glue-point="3" draw:end-shape="id10" draw:end-glue-point="4" svg:d="M17200 2100l-5900 1000">
          <text:p/>
        </draw:connector>
        <draw:connector draw:style-name="gr5" draw:text-style-name="P1" draw:layer="layout" draw:type="line" svg:x1="17.2cm" svg:y1="4.153cm" svg:x2="14cm" svg:y2="4.2cm" draw:start-shape="id13" draw:start-glue-point="3" draw:end-shape="id10" svg:d="M17200 4153l-3200 47">
          <text:p/>
        </draw:connector>
        <draw:connector draw:style-name="gr5" draw:text-style-name="P1" draw:layer="layout" draw:type="line" svg:x1="14cm" svg:y1="4.2cm" svg:x2="17.2cm" svg:y2="6.1cm" draw:start-shape="id10" draw:start-glue-point="10" draw:end-shape="id14" svg:d="M14000 4200l3200 1900">
          <text:p/>
        </draw:connector>
        <draw:connector draw:style-name="gr5" draw:text-style-name="P1" draw:layer="layout" draw:type="line" svg:x1="17.2cm" svg:y1="6.1cm" svg:x2="11.3cm" svg:y2="7.3cm" draw:start-shape="id14" draw:start-glue-point="3" draw:end-shape="id11" draw:end-glue-point="4" svg:d="M17200 6100l-5900 1200">
          <text:p/>
        </draw:connector>
        <draw:connector draw:style-name="gr5" draw:text-style-name="P1" draw:layer="layout" draw:type="line" svg:x1="17.3cm" svg:y1="8.35cm" svg:x2="14cm" svg:y2="8.4cm" draw:start-shape="id15" draw:start-glue-point="3" draw:end-shape="id11" svg:d="M17300 8350l-3300 50">
          <text:p/>
        </draw:connector>
        <draw:connector draw:style-name="gr5" draw:text-style-name="P1" draw:layer="layout" draw:type="line" svg:x1="14cm" svg:y1="8.4cm" svg:x2="17.4cm" svg:y2="10.5cm" draw:start-shape="id11" draw:end-shape="id16" svg:d="M14000 8400l3400 2100">
          <text:p/>
        </draw:connector>
        <draw:connector draw:style-name="gr5" draw:text-style-name="P1" draw:layer="layout" draw:type="line" svg:x1="5.7cm" svg:y1="3cm" svg:x2="4.2cm" svg:y2="5.6cm" draw:start-shape="id17" draw:start-glue-point="2" draw:end-shape="id9" draw:end-glue-point="4" svg:d="M5700 3000l-1500 2600">
          <text:p/>
        </draw:connector>
        <draw:frame draw:style-name="gr9" draw:text-style-name="P5" draw:layer="layout" svg:width="4.4cm" svg:height="1.3cm" svg:x="10.2cm" svg:y="5.8cm">
          <draw:text-box>
            <text:p text:style-name="P5"><text:span text:style-name="T1">Reference</text:span></text:p>
          </draw:text-box>
        </draw:frame>
        <draw:frame draw:style-name="gr10" draw:text-style-name="P5" draw:layer="layout" svg:width="2.8cm" svg:height="1.093cm" svg:x="14.2cm" svg:y="7.408cm">
          <draw:text-box>
            <text:p text:style-name="P5"><text:span text:style-name="T3">Input</text:span></text:p>
          </draw:text-box>
        </draw:frame>
        <draw:frame draw:style-name="gr11" draw:text-style-name="P5" draw:layer="layout" svg:width="2.8cm" svg:height="1cm" svg:x="13.2cm" svg:y="9.1cm">
          <draw:text-box>
            <text:p text:style-name="P5"><text:span text:style-name="T3">Output</text:span></text:p>
          </draw:text-box>
        </draw:frame>
        <draw:frame draw:style-name="gr11" draw:text-style-name="P5" draw:layer="layout" svg:width="4cm" svg:height="1cm" svg:x="1.4cm" svg:y="3.4cm">
          <draw:text-box>
            <text:p text:style-name="P5"><text:span text:style-name="T3">Dependence</text:span></text:p>
          </draw:text-box>
        </draw:frame>
        <draw:frame draw:style-name="gr11" draw:text-style-name="P5" draw:layer="layout" svg:width="4cm" svg:height="1cm" svg:x="6.8cm" svg:y="5.6cm">
          <draw:text-box>
            <text:p text:style-name="P5"><text:span text:style-name="T3">execute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3" draw:display-name="Gradient 13" draw:style="linear" draw:start-color="#ffffff" draw:end-color="#99ccff" draw:start-intensity="100%" draw:end-intensity="100%" draw:angle="0" draw:border="0%"/>
    <draw:gradient draw:name="Gradient_20_15" draw:display-name="Gradient 15" draw:style="linear" draw:start-color="#ffffff" draw:end-color="#f2a0a1" draw:start-intensity="100%" draw:end-intensity="100%" draw:angle="0" draw:border="0%"/>
    <draw:gradient draw:name="Gradient_20_16" draw:display-name="Gradient 16" draw:style="ellipsoid" draw:cx="50%" draw:cy="50%" draw:start-color="#e6e6e6" draw:end-color="#999999" draw:start-intensity="100%" draw:end-intensity="100%" draw:angle="0" draw:border="0%"/>
    <draw:gradient draw:name="Gradient_20_17" draw:display-name="Gradient 17" draw:style="linear" draw:start-color="#ffffff" draw:end-color="#c8ffc8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3-11T11:41:35</meta:creation-date>
    <meta:editing-duration>PT8M37S</meta:editing-duration>
    <meta:editing-cycles>2</meta:editing-cycles>
    <dc:date>2015-03-11T13:37:05</dc:date>
    <meta:document-statistic meta:object-count="75"/>
    <meta:generator>OpenOffice/4.1.1$Unix OpenOffice.org_project/411m6$Build-9775</meta:generator>
  </office:meta>
</office:document-meta>
</file>